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277b" officeooo:paragraph-rsid="000c277b"/>
    </style:style>
    <style:style style:name="P2" style:family="paragraph" style:parent-style-name="Standard">
      <style:text-properties officeooo:rsid="000da1ae" officeooo:paragraph-rsid="000da1ae"/>
    </style:style>
    <style:style style:name="T1" style:family="text">
      <style:text-properties officeooo:rsid="000da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dear </text:p>
      <text:p text:style-name="P2">Hi be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38:37.645820979</dc:date>
    <dc:creator>acer </dc:creator>
    <meta:editing-duration>PT13M</meta:editing-duration>
    <meta:editing-cycles>2</meta:editing-cycles>
    <meta:document-statistic meta:table-count="0" meta:image-count="0" meta:object-count="0" meta:page-count="1" meta:paragraph-count="2" meta:word-count="4" meta:character-count="15" meta:non-whitespace-character-count="12"/>
  </office:meta>
</office:document-meta>
</file>